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6c9e" officeooo:paragraph-rsid="00066c9e"/>
    </style:style>
    <style:style style:name="P2" style:family="paragraph" style:parent-style-name="Standard">
      <style:text-properties officeooo:rsid="00066c9e" officeooo:paragraph-rsid="000e4df6"/>
    </style:style>
    <style:style style:name="P3" style:family="paragraph" style:parent-style-name="Standard">
      <style:text-properties officeooo:rsid="0009f31a" officeooo:paragraph-rsid="00142fb1"/>
    </style:style>
    <style:style style:name="P4" style:family="paragraph" style:parent-style-name="Standard">
      <style:text-properties officeooo:rsid="000e4df6" officeooo:paragraph-rsid="00129f27"/>
    </style:style>
    <style:style style:name="P5" style:family="paragraph" style:parent-style-name="Standard">
      <style:text-properties officeooo:rsid="00129f27" officeooo:paragraph-rsid="00142fb1"/>
    </style:style>
    <style:style style:name="P6" style:family="paragraph" style:parent-style-name="Standard">
      <style:text-properties officeooo:rsid="00142fb1" officeooo:paragraph-rsid="00142fb1"/>
    </style:style>
    <style:style style:name="P7" style:family="paragraph" style:parent-style-name="Standard">
      <style:text-properties officeooo:rsid="00160db2" officeooo:paragraph-rsid="00160db2"/>
    </style:style>
    <style:style style:name="T1" style:family="text">
      <style:text-properties officeooo:rsid="000829e7"/>
    </style:style>
    <style:style style:name="T2" style:family="text">
      <style:text-properties officeooo:rsid="000cdfd2"/>
    </style:style>
    <style:style style:name="T3" style:family="text">
      <style:text-properties officeooo:rsid="0010f8cc"/>
    </style:style>
    <style:style style:name="T4" style:family="text">
      <style:text-properties officeooo:rsid="00142f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 vais maintenant aborder les aspects relatifs à la conception et <text:span text:style-name="T1">au</text:span> codage des composants.</text:p>
      <text:p text:style-name="P1"/>
      <text:p text:style-name="P2"><text:span text:style-name="T1">Après avoir procédé à l’analyse des besoins de l’application, l</text:span>a première étape <text:span text:style-name="T1">de la conception consiste à modéliser les fonctionnalités et à produire ce que l’on appelle un <text:s/>modèle logique de données . Le modèle logique de Smart Fitness est le suivant ⇒ <text:s/>Afin de faciliter sa lecture, j’ai regroupé les fonctionnalités par domaine et par couleur.</text:span></text:p>
      <text:p text:style-name="P2"/>
      <text:p text:style-name="P4">En parallèle à la modélisation, il est également <text:span text:style-name="T3">pertinent</text:span> de <text:span text:style-name="T3">présenter un jeu de wire frame pour définir l’implémentation visuelle des fonctionnalités, et décider de l’enchaînement des fenêtres . <text:s/></text:span></text:p>
      <text:p text:style-name="P5"><text:span text:style-name="T4">Par exemple p</text:span>our le profil client, <text:span text:style-name="T4">l’implémentation visuelle de la page de réservation est la suivante ⇒</text:span></text:p>
      <text:p text:style-name="P6">Et pour le staff, en termes de navigabilité il y a deux profils : le profil manager et le profil admin</text:p>
      <text:p text:style-name="P5"><text:span text:style-name="T4">⇒</text:span></text:p>
      <text:p text:style-name="P1"/>
      <text:p text:style-name="P3">Dans un second temps il s’agit de mettre en place les plates-formes de développement. L’application Smart Fitness tourne avec le framework spring boot adossé à une base de donnée MySQL et déléguant l’affichage des pages HTML à Angular. </text:p>
      <text:p text:style-name="P3"/>
      <text:p text:style-name="P3"><text:span text:style-name="T2">En ce qui concerne la base de donnée, le stockage des informations sensibles comme les mots de passe nécessite de les chiffrer. Pour le projet, les mots de passe seront chiffrés avec bcrypt qui permet de brouiller les mots de passe sur une soixante de caractères et de générer deux chiffrements différents pour des mots de passe identiques.</text:span></text:p>
      <text:p text:style-name="P3"/>
      <text:p text:style-name="P7">En ce qui concerne angular + faille XSS</text:p>
      <text:p text:style-name="P7"/>
      <text:p text:style-name="P7">Spring + CSRF</text:p>
      <text:p text:style-name="P7"/>
      <text:p text:style-name="P7">ORM hibernate + injection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21:15:32.308957605</meta:creation-date>
    <dc:date>2019-06-06T22:59:47.379724430</dc:date>
    <meta:editing-duration>PT11M32S</meta:editing-duration>
    <meta:editing-cycles>3</meta:editing-cycles>
    <meta:generator>LibreOffice/6.0.7.3$Linux_X86_64 LibreOffice_project/00m0$Build-3</meta:generator>
    <meta:document-statistic meta:table-count="0" meta:image-count="0" meta:object-count="0" meta:page-count="1" meta:paragraph-count="11" meta:word-count="252" meta:character-count="1502" meta:non-whitespace-character-count="1256"/>
  </office:meta>
</office:document-meta>
</file>